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024c" officeooo:paragraph-rsid="001f024c"/>
    </style:style>
    <style:style style:name="P2" style:family="paragraph" style:parent-style-name="Standard">
      <style:text-properties style:text-underline-style="solid" style:text-underline-width="auto" style:text-underline-color="font-color" officeooo:rsid="001f024c" officeooo:paragraph-rsid="001f024c"/>
    </style:style>
    <style:style style:name="P3" style:family="paragraph" style:parent-style-name="Standard">
      <style:text-properties officeooo:rsid="001f968f" officeooo:paragraph-rsid="001f968f"/>
    </style:style>
    <style:style style:name="P4" style:family="paragraph" style:parent-style-name="Standard">
      <style:text-properties fo:font-weight="bold" officeooo:rsid="001fd779" officeooo:paragraph-rsid="001fd779" style:font-weight-asian="bold" style:font-weight-complex="bold"/>
    </style:style>
    <style:style style:name="P5" style:family="paragraph" style:parent-style-name="Standard">
      <style:text-properties fo:font-weight="bold" officeooo:rsid="00211348" officeooo:paragraph-rsid="00211348" style:font-weight-asian="bold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officeooo:rsid="001f024c" style:font-size-asian="15pt" style:font-size-complex="15pt"/>
    </style:style>
    <style:style style:name="P7" style:family="paragraph" style:parent-style-name="Standard" style:list-style-name="L1">
      <style:text-properties officeooo:rsid="001f024c" officeooo:paragraph-rsid="001f024c"/>
    </style:style>
    <style:style style:name="P8" style:family="paragraph" style:parent-style-name="Standard" style:list-style-name="L2">
      <style:text-properties officeooo:rsid="001f968f" officeooo:paragraph-rsid="001f968f"/>
    </style:style>
    <style:style style:name="P9" style:family="paragraph" style:parent-style-name="Standard" style:list-style-name="L3">
      <style:text-properties officeooo:rsid="001f968f" officeooo:paragraph-rsid="001f968f"/>
    </style:style>
    <style:style style:name="P10" style:family="paragraph" style:parent-style-name="Standard" style:list-style-name="L3">
      <style:text-properties fo:font-weight="bold" officeooo:rsid="001f968f" officeooo:paragraph-rsid="001f968f" style:font-weight-asian="bold" style:font-weight-complex="bold"/>
    </style:style>
    <style:style style:name="P11" style:family="paragraph" style:parent-style-name="Standard" style:list-style-name="L4">
      <style:text-properties fo:font-weight="bold" officeooo:rsid="00211348" officeooo:paragraph-rsid="00211348" style:font-weight-asian="bold" style:font-weight-complex="bold"/>
    </style:style>
    <style:style style:name="P12" style:family="paragraph" style:parent-style-name="Standard" style:list-style-name="L3">
      <style:text-properties fo:font-weight="normal" officeooo:rsid="001fd779" officeooo:paragraph-rsid="001fd779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211348" officeooo:paragraph-rsid="00211348" style:font-weight-asian="normal" style:font-weight-complex="normal"/>
    </style:style>
    <style:style style:name="P14" style:family="paragraph" style:parent-style-name="Standard">
      <style:text-properties fo:font-weight="normal" officeooo:rsid="00211348" officeooo:paragraph-rsid="00211348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11348" officeooo:paragraph-rsid="0021134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G 10/15</text:p>
      <text:p text:style-name="Standard"/>
      <text:p text:style-name="P2">Chinese Languages Cont.</text:p>
      <text:p text:style-name="P1"/>
      <text:list text:style-name="L1">
        <text:list-item>
          <text:p text:style-name="P7">Chinese is SVO; fixed word order</text:p>
        </text:list-item>
        <text:list-item>
          <text:p text:style-name="P7">Wh- questions in situ (same location), Y/N questions use question marker</text:p>
        </text:list-item>
        <text:list-item>
          <text:p text:style-name="P7">Ni Shi <text:span text:style-name="T1">nei</text:span><text:span text:style-name="T2">guo ren → </text:span></text:p>
        </text:list-item>
        <text:list-item>
          <text:p text:style-name="P7"><text:span text:style-name="T2">You are </text:span><text:span text:style-name="T1">which-</text:span><text:span text:style-name="T2">country person</text:span></text:p>
        </text:list-item>
        <text:list-item>
          <text:p text:style-name="P7"><text:span text:style-name="T2">Wo shi </text:span><text:span text:style-name="T1">Ying</text:span><text:span text:style-name="T2">guo ren → </text:span></text:p>
        </text:list-item>
        <text:list-item>
          <text:p text:style-name="P7"><text:span text:style-name="T2">I am </text:span><text:span text:style-name="T1">Great-Britain</text:span><text:span text:style-name="T2">-country person</text:span></text:p>
        </text:list-item>
      </text:list>
      <text:p text:style-name="P1"><text:span text:style-name="T2"/></text:p>
      <text:list text:continue-numbering="true" text:style-name="L1">
        <text:list-item>
          <text:p text:style-name="P7"><text:span text:style-name="T2"/></text:p>
        </text:list-item>
      </text:list>
      <text:p text:style-name="P1"/>
      <text:p text:style-name="P2">Austro-Asiatic and Tai-Kadai Languages</text:p>
      <text:p text:style-name="P1"/>
      <text:list text:style-name="L2">
        <text:list-item>
          <text:p text:style-name="P8">Austro-Asiatic: Vietnamese, Khmer (Cambodia) in the east; Santali, Manipuri (India)</text:p>
        </text:list-item>
        <text:list-item>
          <text:p text:style-name="P8">Probably original languages of SEA, East India, displaced by later families</text:p>
        </text:list-item>
        <text:list-item>
          <text:p text:style-name="P8">Vietnamese has similar structure to Chinese: Tonal, SVO, Wh-, noun classes, isoalting</text:p>
          <text:p text:style-name="P8"/>
        </text:list-item>
        <text:list-item>
          <text:p text:style-name="P8">Tai-Kadai: Thai, Lao</text:p>
        </text:list-item>
        <text:list-item>
          <text:p text:style-name="P8">Thai: Tonal, SVO, Wh-, noun classes, isoalting</text:p>
        </text:list-item>
        <text:list-item>
          <text:p text:style-name="P8">Areal effect, all of these languages are very similar in structure</text:p>
        </text:list-item>
      </text:list>
      <text:p text:style-name="P3"/>
      <text:p text:style-name="P3"/>
      <text:p text:style-name="P3">Japanese</text:p>
      <text:p text:style-name="P3"/>
      <text:list text:style-name="L3">
        <text:list-item>
          <text:p text:style-name="P9">Earliest texts in the 700s, originally written using Chinese characters phonetically</text:p>
        </text:list-item>
        <text:list-item>
          <text:p text:style-name="P9">Syllabaries invented in early 800s</text:p>
        </text:list-item>
        <text:list-item>
          <text:p text:style-name="P9">Japanese is notable for rampant borrowing from western languages in recent times</text:p>
        </text:list-item>
        <text:list-item>
          <text:p text:style-name="P9">~49% kango ( form chinese), 34% wago (native words), 9% gairaigo (foreign words other than Chinese), 8% konshugo (mixed, combinations of multiple sources)</text:p>
        </text:list-item>
        <text:list-item>
          <text:p text:style-name="P10">Langauges are not just collections of words-- source of words doesn’t make the language. It’s the grammar for using them that’s crucial.</text:p>
        </text:list-item>
        <text:list-item>
          <text:p text:style-name="P12">Japanese is ideal for a syllabary because all syllables are C + V, simple stuff</text:p>
        </text:list-item>
        <text:list-item>
          <text:p text:style-name="P12">Doesn’t have an /l/ sound </text:p>
        </text:list-item>
        <text:list-item>
          <text:p text:style-name="P12">Politeness</text:p>
          <text:list>
            <text:list-item>
              <text:p text:style-name="P12">3 categories, respectful, humble, and politeness</text:p>
            </text:list-item>
            <text:list-item>
              <text:p text:style-name="P12">mandatory in many situations</text:p>
            </text:list-item>
          </text:list>
        </text:list-item>
        <text:list-item>
          <text:p text:style-name="P13">Ainu is an indigenous language of Japan</text:p>
        </text:list-item>
      </text:list>
      <text:p text:style-name="P4"><text:span text:style-name="T2"/></text:p>
      <text:p text:style-name="P14">Korean</text:p>
      <text:p text:style-name="P5"><text:span text:style-name="T2"/></text:p>
      <text:list text:style-name="L4">
        <text:list-item>
          <text:p text:style-name="P15">Chinese derived hanja used for centuries, like Japanese</text:p>
        </text:list-item>
        <text:list-item>
          <text:p text:style-name="P15">Korean has 7 levels of politeness</text:p>
        </text:list-item>
        <text:list-item>
          <text:p text:style-name="P11"><text:span text:style-name="T2">These levels of politeness are technically in english, but they are </text:span>grammatical <text:span text:style-name="T2"><text:s/>in Japanese and Korean.</text:span></text:p>
        </text:list-item>
        <text:list-item>
          <text:p text:style-name="P15">The honorifics and politeness forms into the agglutinating words</text:p>
        </text:list-item>
        <text:list-item>
          <text:p text:style-name="P11"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3:54:58.538593065</meta:creation-date>
    <dc:date>2025-10-17T14:29:50.552817209</dc:date>
    <meta:editing-duration>PT16M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5" meta:word-count="280" meta:character-count="1670" meta:non-whitespace-character-count="1448"/>
  </office:meta>
</office:document-meta>
</file>